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94cm" svg:height="1.541cm" svg:x="7.8cm" svg:y="3.659cm">
          <text:p text:style-name="P1"><text:span text:style-name="T1">Display Main</text:span></text:p>
          <text:p text:style-name="P1"><text:span text:style-name="T1"><text:s/></text:span><text:span text:style-name="T1">GUI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" draw:id="id1" draw:layer="layout" svg:width="4.54cm" svg:height="1.8cm" svg:x="7.8cm" svg:y="5.8cm">
          <text:p text:style-name="P1"><text:span text:style-name="T1">Select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5.19cm" svg:height="1.741cm" svg:x="1.3cm" svg:y="8.259cm">
          <text:p text:style-name="P1"><text:span text:style-name="T1">Manage Members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5.19cm" svg:height="1.741cm" svg:x="7.51cm" svg:y="8.259cm">
          <text:p text:style-name="P1"><text:span text:style-name="T1">View Member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5" draw:id="id5" draw:layer="layout" svg:width="5.19cm" svg:height="1.741cm" svg:x="13.61cm" svg:y="8.359cm">
          <text:p text:style-name="P1"><text:span text:style-name="T1">Print Invoices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xml:id="id7" draw:id="id7" draw:layer="layout" svg:width="3.884cm" svg:height="0.962cm" svg:x="1.9cm" svg:y="11.6cm">
          <draw:text-box>
            <text:p>See Page X</text:p>
          </draw:text-box>
        </draw:frame>
        <draw:frame draw:style-name="gr3" xml:id="id9" draw:id="id9" draw:layer="layout" svg:width="3.884cm" svg:height="0.962cm" svg:x="14.216cm" svg:y="11.5cm">
          <draw:text-box>
            <text:p>See Page X</text:p>
          </draw:text-box>
        </draw:frame>
        <draw:connector draw:style-name="gr4" draw:text-style-name="P1" draw:layer="layout" draw:type="line" svg:x1="10.07cm" svg:y1="7.6cm" svg:x2="10.105cm" svg:y2="8.259cm" draw:start-shape="id1" draw:start-glue-point="6" draw:end-shape="id2" draw:end-glue-point="5" svg:d="M10070 7600l35 659" svg:viewBox="0 0 36 660">
          <text:p/>
        </draw:connector>
        <draw:connector draw:style-name="gr4" draw:text-style-name="P1" draw:layer="layout" draw:type="line" svg:x1="10.097cm" svg:y1="5.2cm" svg:x2="10.07cm" svg:y2="5.8cm" draw:start-shape="id3" draw:start-glue-point="8" draw:end-shape="id1" draw:end-glue-point="4" svg:d="M10097 5200l-27 600" svg:viewBox="0 0 28 601">
          <text:p/>
        </draw:connector>
        <draw:connector draw:style-name="gr4" draw:text-style-name="P1" draw:layer="layout" draw:type="line" svg:x1="10.15cm" svg:y1="3.021cm" svg:x2="10.097cm" svg:y2="3.659cm" draw:start-shape="id4" draw:start-glue-point="2" draw:end-shape="id3" draw:end-glue-point="5" svg:d="M10150 3021l-53 638" svg:viewBox="0 0 54 639">
          <text:p/>
        </draw:connector>
        <draw:connector draw:style-name="gr4" draw:text-style-name="P1" draw:layer="layout" draw:type="lines" svg:x1="12.34cm" svg:y1="6.7cm" svg:x2="16.205cm" svg:y2="8.359cm" draw:start-shape="id1" draw:start-glue-point="7" draw:end-shape="id5" draw:end-glue-point="5" svg:d="M12340 6700h502l3363 1157v502" svg:viewBox="0 0 3866 1660">
          <text:p/>
        </draw:connector>
        <draw:connector draw:style-name="gr4" draw:text-style-name="P1" draw:layer="layout" draw:type="lines" svg:x1="7.8cm" svg:y1="6.7cm" svg:x2="3.895cm" svg:y2="8.259cm" draw:start-shape="id1" draw:start-glue-point="5" draw:end-shape="id6" draw:end-glue-point="5" svg:d="M7800 6700h-501l-3404 1057v502" svg:viewBox="0 0 3906 1560">
          <text:p/>
        </draw:connector>
        <draw:connector draw:style-name="gr4" draw:text-style-name="P1" draw:layer="layout" draw:type="line" svg:x1="3.895cm" svg:y1="10cm" svg:x2="3.842cm" svg:y2="11.6cm" draw:start-shape="id6" draw:start-glue-point="8" draw:end-shape="id7" draw:end-glue-point="0" svg:d="M3895 10000l-53 1600" svg:viewBox="0 0 54 1601">
          <text:p/>
        </draw:connector>
        <draw:connector draw:style-name="gr4" draw:text-style-name="P1" draw:layer="layout" draw:type="line" svg:x1="10.105cm" svg:y1="10cm" svg:x2="10.05cm" svg:y2="11.179cm" draw:start-shape="id2" draw:start-glue-point="8" draw:end-shape="id8" draw:end-glue-point="0" svg:d="M10105 10000l-55 1179" svg:viewBox="0 0 56 1180">
          <text:p/>
        </draw:connector>
        <draw:connector draw:style-name="gr4" draw:text-style-name="P1" draw:layer="layout" draw:type="line" svg:x1="16.205cm" svg:y1="10.1cm" svg:x2="16.158cm" svg:y2="11.5cm" draw:start-shape="id5" draw:start-glue-point="8" draw:end-shape="id9" draw:end-glue-point="0" svg:d="M16205 10100l-47 1400" svg:viewBox="0 0 48 1401">
          <text:p/>
        </draw:connector>
        <draw:custom-shape draw:style-name="gr5" draw:text-style-name="P1" xml:id="id4" draw:id="id4" draw:layer="layout" svg:width="3.5cm" svg:height="1.521cm" svg:x="8.4cm" svg:y="1.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3.5cm" svg:height="1.521cm" svg:x="8.3cm" svg:y="11.1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3:24:03.542000000</meta:creation-date>
    <dc:date>2014-11-26T11:00:26.797000000</dc:date>
    <meta:editing-duration>PT7M10S</meta:editing-duration>
    <meta:editing-cycles>6</meta:editing-cycles>
    <meta:generator>LibreOffice/4.2.5.2$Windows_x86 LibreOffice_project/61cb170a04bb1f12e77c884eab9192be736ec5f5</meta:generator>
    <meta:document-statistic meta:object-count="17"/>
  </office:meta>
</office:document-meta>
</file>